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c3b3" officeooo:paragraph-rsid="0004c3b3"/>
    </style:style>
    <style:style style:name="P2" style:family="paragraph" style:parent-style-name="Standard">
      <style:paragraph-properties fo:text-align="center" style:justify-single-word="false"/>
      <style:text-properties officeooo:rsid="0004c3b3" officeooo:paragraph-rsid="0004c3b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Concept of Culture</text:p>
      <text:p text:style-name="P1"/>
      <text:p text:style-name="P1"/>
      <text:p text:style-name="P1">2.</text:p>
      <text:p text:style-name="P1">Culture is the intricate web of shared beliefs, values, customs, traditions, and behaviors that define a group, shaping its identity and influencing how its members interact with one another and the world. Culture is dynamic, evolving over time. It plays a crucial role in shaping people's perspectives and influencing their choices and actions. Culture is not only a factor that can bring people together, but it can severly devide a group if the views on another cultural group is negatively influenced by stereotypes. Extrem forms of this issues manifests in prejudice and even Racism.</text:p>
      <text:p text:style-name="P1"/>
      <text:p text:style-name="P1">3.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6T11:07:54.880000000</meta:creation-date>
    <dc:date>2023-10-27T08:47:30.301000000</dc:date>
    <meta:editing-duration>PT21H39M37S</meta:editing-duration>
    <meta:editing-cycles>1</meta:editing-cycles>
    <meta:document-statistic meta:table-count="0" meta:image-count="0" meta:object-count="0" meta:page-count="1" meta:paragraph-count="4" meta:word-count="100" meta:character-count="614" meta:non-whitespace-character-count="518"/>
    <meta:generator>LibreOffice/7.5.2.2$Windows_X86_64 LibreOffice_project/53bb9681a964705cf672590721dbc85eb4d0c3a2</meta:generator>
  </office:meta>
</office:document-meta>
</file>